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A000000F0EC428F8E.png" manifest:media-type="image/png"/>
  <manifest:file-entry manifest:full-path="Pictures/100000010000008500000080833722D0.png" manifest:media-type="image/png"/>
  <manifest:file-entry manifest:full-path="Pictures/10000001000000850000007C633558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1.053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0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59cm" fo:min-width="2.649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08cm" fo:min-width="3.317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357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96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5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2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5cm" fo:min-width="3.12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T1" style:family="text">
      <style:text-properties style:font-name="Liberation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587cm" svg:height="1.905cm" svg:x="14.243cm" svg:y="6.6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5.207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89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572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254cm" svg:y="6.6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87cm" svg:height="1.905cm" svg:x="15.831cm" svg:y="6.6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6.795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6.478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6.16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5.842cm" svg:y="6.60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4.978cm" svg:y1="7.555cm" svg:x2="16.477cm" svg:y2="7.555cm">
            <text:p/>
          </draw:line>
        </draw:g>
        <draw:frame draw:style-name="gr5" draw:text-style-name="P3" draw:layer="layout" svg:width="5.08cm" svg:height="2.384cm" svg:x="13.678cm" svg:y="1.656cm">
          <draw:text-box>
            <text:p>IPC (POSIX Message Queue)</text:p>
          </draw:text-box>
        </draw:frame>
        <draw:line draw:style-name="gr6" draw:text-style-name="P2" draw:layer="layout" svg:x1="15.819cm" svg:y1="4.596cm" svg:x2="15.763cm" svg:y2="6.155cm">
          <text:p/>
        </draw:line>
        <draw:custom-shape draw:style-name="gr7" draw:text-style-name="P1" draw:layer="layout" svg:width="4.499cm" svg:height="4.445cm" draw:transform="skewX (0.0188495559215388) translate (5.396cm 8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445cm" svg:height="5.08cm" draw:transform="skewX (0.0188495559215388) translate (18.475cm 5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3.355cm" svg:height="1.27cm" svg:x="19.633cm" svg:y="7.07cm">
          <draw:text-box>
            <text:p>Crazy Car</text:p>
          </draw:text-box>
        </draw:frame>
        <draw:line draw:style-name="gr10" draw:text-style-name="P2" draw:layer="layout" svg:x1="17.744cm" svg:y1="7.556cm" svg:x2="19.243cm" svg:y2="7.556cm">
          <text:p/>
        </draw:line>
        <draw:frame draw:style-name="gr11" draw:text-style-name="P2" draw:layer="layout" svg:width="3.103cm" svg:height="2.893cm" svg:x="24.484cm" svg:y="7.629cm">
          <draw:image xlink:href="Pictures/10000001000000850000007C63355878.png" xlink:type="simple" xlink:show="embed" xlink:actuate="onLoad" draw:mime-type="image/png">
            <text:p/>
          </draw:image>
        </draw:frame>
        <draw:frame draw:style-name="gr11" draw:text-style-name="P2" draw:layer="layout" svg:width="3.175cm" svg:height="3.055cm" svg:x="24.329cm" svg:y="4.044cm">
          <draw:image xlink:href="Pictures/100000010000008500000080833722D0.png" xlink:type="simple" xlink:show="embed" xlink:actuate="onLoad" draw:mime-type="image/png">
            <text:p/>
          </draw:image>
        </draw:frame>
        <draw:frame draw:style-name="gr12" draw:text-style-name="P4" draw:layer="layout" svg:width="3.465cm" svg:height="0.81cm" svg:x="14.064cm" svg:y="9.023cm">
          <draw:text-box>
            <text:p><text:span text:style-name="T1">/crazy-car</text:span></text:p>
          </draw:text-box>
        </draw:frame>
        <draw:frame draw:style-name="gr13" draw:text-style-name="P3" draw:layer="layout" svg:width="3.064cm" svg:height="1.169cm" svg:x="19.468cm" svg:y="1.672cm">
          <draw:text-box>
            <text:p>Process</text:p>
          </draw:text-box>
        </draw:frame>
        <draw:line draw:style-name="gr6" draw:text-style-name="P2" draw:layer="layout" svg:x1="21.027cm" svg:y1="2.646cm" svg:x2="21.138cm" svg:y2="4.289cm">
          <text:p/>
        </draw:line>
        <draw:line draw:style-name="gr10" draw:text-style-name="P2" draw:layer="layout" svg:x1="21.807cm" svg:y1="15.123cm" svg:x2="22.726cm" svg:y2="16.349cm">
          <text:p/>
        </draw:line>
        <draw:frame draw:style-name="gr14" draw:text-style-name="P3" draw:layer="layout" svg:width="2.857cm" svg:height="2.384cm" svg:x="6.278cm" svg:y="9.406cm">
          <draw:text-box>
            <text:p>Xbox</text:p>
            <text:p>Remote</text:p>
            <text:p>Control</text:p>
          </draw:text-box>
        </draw:frame>
        <draw:g draw:style-name="gr1">
          <draw:custom-shape draw:style-name="gr7" draw:text-style-name="P1" draw:layer="layout" svg:width="4.499cm" svg:height="4.445cm" draw:transform="skewX (0.0188495559215388) translate (18.236cm 10.7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3" draw:layer="layout" svg:width="3.624cm" svg:height="2.384cm" svg:x="18.966cm" svg:y="11.783cm">
            <draw:text-box>
              <text:p>Proximity</text:p>
              <text:p>Sensor</text:p>
              <text:p>VL53L1X</text:p>
            </draw:text-box>
          </draw:frame>
        </draw:g>
        <draw:g draw:style-name="gr1">
          <draw:g draw:style-name="gr1">
            <draw:custom-shape draw:style-name="gr7" draw:text-style-name="P1" draw:layer="layout" svg:width="4.499cm" svg:height="4.445cm" draw:transform="skewX (0.0188495559215388) translate (14.585cm 15.10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" draw:text-style-name="P3" draw:layer="layout" svg:width="3.624cm" svg:height="2.235cm" svg:x="15.175cm" svg:y="16.501cm">
              <draw:text-box>
                <text:p>Gyroscope</text:p>
                <text:p>BNO055</text:p>
              </draw:text-box>
            </draw:frame>
          </draw:g>
        </draw:g>
        <draw:frame draw:style-name="gr11" draw:text-style-name="P2" draw:layer="layout" svg:width="4.845cm" svg:height="3.902cm" svg:x="21.417cm" svg:y="16.414cm">
          <draw:image xlink:href="Pictures/100000010000012A000000F0EC428F8E.png" xlink:type="simple" xlink:show="embed" xlink:actuate="onLoad" draw:mime-type="image/png">
            <text:p/>
          </draw:image>
        </draw:frame>
        <draw:line draw:style-name="gr10" draw:text-style-name="P2" draw:layer="layout" svg:x1="9.859cm" svg:y1="9.637cm" svg:x2="13.674cm" svg:y2="8.049cm">
          <text:p/>
        </draw:line>
        <draw:line draw:style-name="gr10" draw:text-style-name="P2" draw:layer="layout" svg:x1="19.384cm" svg:y1="17.435cm" svg:x2="21.528cm" svg:y2="17.825cm">
          <text:p/>
        </draw:line>
        <draw:custom-shape draw:style-name="gr7" draw:text-style-name="P1" draw:layer="layout" svg:width="4.499cm" svg:height="4.445cm" draw:transform="skewX (0.0188495559215388) translate (5.368cm 2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857cm" svg:height="2.384cm" svg:x="6.334cm" svg:y="3.808cm">
          <draw:text-box>
            <text:p>Manual</text:p>
            <text:p>Driving</text:p>
            <text:p>(SSH)</text:p>
          </draw:text-box>
        </draw:frame>
        <draw:line draw:style-name="gr10" draw:text-style-name="P2" draw:layer="layout" svg:x1="10.054cm" svg:y1="6.1cm" svg:x2="13.758cm" svg:y2="7.21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6:19:46.993586573</meta:creation-date>
    <dc:date>2024-11-15T13:13:57.967817197</dc:date>
    <meta:editing-duration>PT1H45M14S</meta:editing-duration>
    <meta:editing-cycles>25</meta:editing-cycles>
    <meta:generator>LibreOffice/7.6.7.2$Linux_X86_64 LibreOffice_project/60$Build-2</meta:generator>
    <meta:document-statistic meta:object-count="38"/>
  </office:meta>
</office:document-meta>
</file>